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.5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6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7.3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7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.3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8.5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9.0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9.1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9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9.3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.3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9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9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.5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9.5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9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9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9.7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9.7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9.7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9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9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.9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9.0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9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9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20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0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21.0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21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21.5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1.6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4.2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21.7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21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1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1.9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1.9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1.9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2.0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2.0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2.1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22.1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22.2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22.2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2.2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2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22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22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22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9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5:27:23.641235298</meta:creation-date>
    <dc:date>2022-01-23T15:29:04.066083446</dc:date>
    <meta:editing-duration>PT1M39S</meta:editing-duration>
    <meta:editing-cycles>2</meta:editing-cycles>
    <meta:generator>LibreOffice/6.4.7.2$Linux_X86_64 LibreOffice_project/40$Build-2</meta:generator>
    <meta:document-statistic meta:table-count="1" meta:cell-count="246" meta:object-count="0"/>
  </office:meta>
</office:document-meta>
</file>